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fill-color="#cccccc" draw:opacity="25%" draw:textarea-horizontal-align="justify" draw:textarea-vertical-align="middle" draw:auto-grow-height="false" draw:shadow-opacity="25%"/>
    </style:style>
    <style:style style:name="gr4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  <draw:custom-shape draw:style-name="gr3" draw:text-style-name="P3" draw:layer="layout" svg:width="3.175cm" svg:height="4.064cm" svg:x="10.922cm" svg:y="2.413cm">
          <text:p text:style-name="P1"><text:span text:style-name="T3">passwords of </text:span><text:span text:style-name="T3"><text:line-break/></text:span><text:span text:style-name="T3">length up to </text:span><text:span text:style-name="T3"><text:line-break/></text:span><text:span text:style-name="T4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34cm" svg:height="1.778cm" svg:x="11.43cm" svg:y="1.651cm">
          <text:p text:style-name="P1"><text:span text:style-name="T3">pws of letters &amp;</text:span><text:span text:style-name="T3"><text:line-break/></text:span><text:span text:style-name="T3">numbers with</text:span><text:span text:style-name="T3"><text:line-break/></text:span><text:span text:style-name="T3">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1.558cm" svg:height="2.286cm" svg:x="2.412cm" svg:y="0.889cm"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.16cm" svg:height="1.778cm" svg:x="2.921cm" svg:y="1.27cm">
          <text:p text:style-name="P1"><text:span text:style-name="T3">1. English words of 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2.319cm" svg:height="0.729cm" svg:x="2.159cm" svg:y="0.635cm">
          <draw:text-box>
            <text:p text:style-name="P1"><text:span text:style-name="T3">3. English words of length up to </text:span><text:span text:style-name="T4">n </text:span><text:span text:style-name="T5">prepended with 2 digits</text:span></text:p>
          </draw:text-box>
        </draw:frame>
        <draw:custom-shape draw:style-name="gr4" draw:text-style-name="P3" draw:layer="layout" svg:width="10.16cm" svg:height="2.544cm" draw:transform="skewX (-7.20287516072164E-017) rotate (0.523598775598299) translate (4.026cm 5.461cm)">
          <text:p text:style-name="P1"><text:span text:style-name="T3">2. Previously cracked passw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016cm" svg:y1="2.794cm" svg:x2="3.175cm" svg:y2="2.794cm">
          <text:p/>
        </draw:line>
        <draw:line draw:style-name="gr6" draw:text-style-name="P1" draw:layer="layout" svg:x1="0.889cm" svg:y1="3.175cm" svg:x2="5.08cm" svg:y2="3.175cm">
          <text:p/>
        </draw:line>
        <draw:line draw:style-name="gr6" draw:text-style-name="P1" draw:layer="layout" svg:x1="0.635cm" svg:y1="3.556cm" svg:x2="6.985cm" svg:y2="3.556cm">
          <text:p/>
        </draw:line>
        <draw:line draw:style-name="gr6" draw:text-style-name="P1" draw:layer="layout" svg:x1="0.635cm" svg:y1="4.064cm" svg:x2="6.35cm" svg:y2="4.064cm">
          <text:p/>
        </draw:line>
        <draw:line draw:style-name="gr6" draw:text-style-name="P1" draw:layer="layout" svg:x1="0.635cm" svg:y1="4.572cm" svg:x2="5.207cm" svg:y2="4.572cm">
          <text:p/>
        </draw:line>
        <draw:frame draw:style-name="gr2" draw:text-style-name="P4" draw:layer="layout" svg:width="3.719cm" svg:height="0.729cm" svg:x="0.726cm" svg:y="4.826cm">
          <draw:text-box>
            <text:p><text:span text:style-name="T3">4. Iterate the r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51:59.228078228</dc:date>
    <meta:editing-duration>P0D</meta:editing-duration>
    <meta:editing-cycles>1</meta:editing-cycles>
    <meta:generator>LibreOffice/4.2.8.2$Linux_X86_64 LibreOffice_project/420m0$Build-2</meta:generator>
    <meta:document-statistic meta:object-count="14"/>
  </office:meta>
</office:document-meta>
</file>